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5ce" draw:textarea-horizontal-align="justify" draw:textarea-vertical-align="middle" draw:auto-grow-height="false" fo:min-height="11.561cm" fo:min-width="5.596cm"/>
    </style:style>
    <style:style style:name="gr2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5.088cm"/>
      <style:paragraph-properties style:writing-mode="lr-tb"/>
    </style:style>
    <style:style style:name="gr3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5.215cm"/>
      <style:paragraph-properties style:writing-mode="lr-tb"/>
    </style:style>
    <style:style style:name="gr4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12.2cm"/>
      <style:paragraph-properties style:writing-mode="lr-tb"/>
    </style:style>
    <style:style style:name="gr5" style:family="graphic" style:parent-style-name="standard">
      <style:graphic-properties svg:stroke-color="#333333" draw:fill-color="#ffffd7" draw:textarea-horizontal-align="justify" draw:textarea-vertical-align="middle" draw:auto-grow-height="false" fo:min-height="3.052cm" fo:min-width="4.58cm"/>
      <style:paragraph-properties style:writing-mode="lr-tb"/>
    </style:style>
    <style:style style:name="gr6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4.453cm"/>
      <style:paragraph-properties style:writing-mode="lr-tb"/>
    </style:style>
    <style:style style:name="gr7" style:family="graphic" style:parent-style-name="standard">
      <style:graphic-properties svg:stroke-color="#333333" draw:fill-color="#ffffd7" draw:textarea-horizontal-align="justify" draw:textarea-vertical-align="middle" draw:auto-grow-height="false" fo:min-height="2.544cm" fo:min-width="4.326cm"/>
      <style:paragraph-properties style:writing-mode="lr-tb"/>
    </style:style>
    <style:style style:name="gr8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3.437cm"/>
      <style:paragraph-properties style:writing-mode="lr-tb"/>
    </style:style>
    <style:style style:name="gr9" style:family="graphic" style:parent-style-name="standard">
      <style:graphic-properties svg:stroke-color="#333333" draw:fill-color="#ffffd7" draw:textarea-horizontal-align="justify" draw:textarea-vertical-align="middle" draw:auto-grow-height="false" fo:min-height="2.925cm" fo:min-width="5.088cm"/>
      <style:paragraph-properties style:writing-mode="lr-tb"/>
    </style:style>
    <style:style style:name="gr10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4.961cm"/>
      <style:paragraph-properties style:writing-mode="lr-tb"/>
    </style:style>
    <style:style style:name="gr11" style:family="graphic" style:parent-style-name="standard">
      <style:graphic-properties svg:stroke-color="#333333" draw:fill-color="#ffffd7" draw:textarea-horizontal-align="justify" draw:textarea-vertical-align="middle" draw:auto-grow-height="false" fo:min-height="3.052cm" fo:min-width="4.834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11.811cm" svg:x="8.23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1.811cm" svg:x="1.716cm" svg:y="7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4.064cm" svg:x="22.463cm" svg:y="2.397cm">
          <text:p text:style-name="P2">GTK view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4.064cm" svg:x="15.224cm" svg:y="2.397cm">
          <text:p text:style-name="P2">App Logi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cm" svg:height="4.064cm" svg:x="1.635cm" svg:y="2.397cm">
          <text:p text:style-name="P2">Core Logi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3.302cm" svg:x="2.143cm" svg:y="7.604cm">
          <text:p text:style-name="P2">Filet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3.048cm" svg:x="2.143cm" svg:y="11.668cm">
          <text:p text:style-name="P2">Library.tom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826cm" svg:height="2.794cm" svg:x="2.27cm" svg:y="15.986cm">
          <text:p text:style-name="P2">Metadat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937cm" svg:height="3.048cm" svg:x="9.409cm" svg:y="7.631cm">
          <text:p text:style-name="P2">Collection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88cm" svg:height="3.175cm" svg:x="15.251cm" svg:y="7.404cm">
          <text:p text:style-name="P2">State switch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3.048cm" svg:x="22.59cm" svg:y="7.604cm">
          <text:p text:style-name="P2">Collection grid</text:p>
          <text:p text:style-name="P2"><text:span text:style-name="T1">Show all collection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334cm" svg:height="3.302cm" svg:x="22.617cm" svg:y="11.668cm">
          <text:p text:style-name="P2">Collection viewer</text:p>
          <text:p text:style-name="P2"><text:span text:style-name="T1">View images from</text:span></text:p>
          <text:p text:style-name="P2"><text:span text:style-name="T1">a single 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13:16:19.314098143</meta:creation-date>
    <dc:date>2023-11-21T09:17:38.486566467</dc:date>
    <meta:editing-duration>PT10H51M39S</meta:editing-duration>
    <meta:editing-cycles>2</meta:editing-cycles>
    <meta:generator>LibreOffice/7.3.7.2$Linux_X86_64 LibreOffice_project/30$Build-2</meta:generator>
    <meta:document-statistic meta:object-count="12"/>
  </office:meta>
</office:document-meta>
</file>